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200%"/>
    </style:style>
    <style:style style:name="P2" style:family="paragraph" style:parent-style-name="Text_20_body">
      <style:paragraph-properties fo:line-height="200%"/>
      <style:text-properties officeooo:rsid="001141f3"/>
    </style:style>
    <style:style style:name="P3" style:family="paragraph" style:parent-style-name="Text_20_body">
      <style:paragraph-properties fo:line-height="200%"/>
      <style:text-properties officeooo:rsid="00129910" officeooo:paragraph-rsid="00129910"/>
    </style:style>
    <style:style style:name="T1" style:family="text">
      <style:text-properties style:font-name="Times New Roman" fo:font-size="12pt"/>
    </style:style>
    <style:style style:name="T2" style:family="text">
      <style:text-properties style:font-name="Times New Roman" fo:font-size="12pt" officeooo:rsid="000d671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In your responses to your peers, review the examples used in support of their chosen industries. Post additional comments/questions to advance the discussion.</text:span></text:p>
      <text:p text:style-name="P1"><text:span text:style-name="T2"><text:line-break/>Jayson Smith</text:span></text:p>
      <text:p text:style-name="P2"><text:span text:style-name="T2">The Web and Internet Business industry is vast its use Python comprises everything from web development to server programs.  D-Link is a manufacturer of routers and other home and business network hardware.  They utilize Python in order to push firmware updates to their customers.  They chose Python because it enables them to streamline these firmware pushes, resulting in less restarts on the hard ware end, and it also uses less resources on D-Links part.  These are just a few of the many reasons many companies choose Python over other programming languages such as Java or C++.</text:span></text:p>
      <text:p text:style-name="P3"><text:span text:style-name="T2">H</text:span><text:span text:style-name="T1">ello Jayson,<text:line-break/>That’s an excellent point. The web hosting company that I worked for also had a division that provided ISP (Internet Service Provider, or DialUp) services to customer around the country. They did indeed use python to update their internal routers, and their external routers at customer locations. They also used python to push hardware updates to different data centers around the world. </text:span></text:p>
      <text:p text:style-name="P3"><text:span text:style-name="T1">What do you think about that process? Give your experience with python so far what do you think the programmers had to be aware of when they wrote that code to push hardware updates? Have you ever updated your phone and computer? Is the update process the same? What are some differences? How do you think those differences would translate to network hardware like routers and switches? What things do you think the programmer had to check before updating the hardware? How do you think they kept track of each router and it’s hardware specifications? What do you think happens when the wrong hardware is updated? Or updated with the wrong code? What are some consequences in pushing <text:s/>updates with python? What are some positives to being able to push updates with python? </text:span></text:p>
      <text:p text:style-name="P3"><text:soft-page-break/><text:span text:style-name="T2">T</text:span><text:span text:style-name="T1">hanks for posting!<text:line-break/>Eric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 S</meta:initial-creator>
    <meta:creation-date>2018-11-17T19:40:38.441752425</meta:creation-date>
    <dc:date>2018-11-17T20:55:47.055592657</dc:date>
    <dc:creator>E S</dc:creator>
    <meta:editing-duration>PT22M58S</meta:editing-duration>
    <meta:editing-cycles>5</meta:editing-cycles>
    <meta:generator>LibreOffice/6.0.6.2$Linux_X86_64 LibreOffice_project/00m0$Build-2</meta:generator>
    <meta:document-statistic meta:table-count="0" meta:image-count="0" meta:object-count="0" meta:page-count="2" meta:paragraph-count="6" meta:word-count="322" meta:character-count="1956" meta:non-whitespace-character-count="1632"/>
  </office:meta>
</office:document-meta>
</file>